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3A0000019702AC158C.jpg"/>
  <manifest:file-entry manifest:media-type="image/png" manifest:full-path="Pictures/100000000000000800000008DD0ADA29.png"/>
  <manifest:file-entry manifest:media-type="image/png" manifest:full-path="Pictures/100000000000012C000000E4C36C7F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.60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54cm"/>
    </style:style>
    <style:style style:name="gr7" style:family="graphic" style:parent-style-name="standard">
      <style:graphic-properties draw:stroke="none" draw:fill="none" fo:min-height="0.6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e6e6e6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30.869cm" svg:height="25.061cm" svg:x="1.622cm" svg:y="2.911cm">
          <text:p text:style-name="P1"><text:span text:style-name="T1">Karte</text:span></text:p>
        </draw:rect>
        <draw:custom-shape draw:style-name="gr2" draw:text-style-name="P1" draw:layer="layout" svg:width="6.18cm" svg:height="5.5cm" svg:x="19.609cm" svg:y="2.1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499cm" svg:height="2.778cm" svg:x="9.173cm" svg:y="0cm">
          <text:p text:style-name="P3"><text:span text:style-name="T2"/></text:p>
          <text:p text:style-name="P3"><text:span text:style-name="T2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107cm" svg:height="0.984cm" svg:x="33.575cm" svg:y="12.659cm">
          <draw:text-box>
            <text:p><text:span text:style-name="T4">Notiz</text:span></text:p>
          </draw:text-box>
        </draw:frame>
        <draw:frame draw:style-name="gr5" draw:text-style-name="P1" draw:layer="layout" svg:width="9.5cm" svg:height="1.29cm" svg:x="1.426cm" svg:y="0.952cm">
          <draw:image xlink:href="Pictures/100000000000093A0000019702AC158C.jpg" xlink:type="simple" xlink:show="embed" xlink:actuate="onLoad">
            <text:p/>
          </draw:image>
        </draw:frame>
        <draw:frame draw:style-name="gr5" draw:text-style-name="P1" draw:layer="layout" svg:width="4.1cm" svg:height="2.96cm" svg:x="36.9cm" svg:y="0.625cm">
          <draw:image xlink:href="Pictures/100000000000012C000000E4C36C7FCA.png" xlink:type="simple" xlink:show="embed" xlink:actuate="onLoad">
            <text:p/>
          </draw:image>
        </draw:frame>
        <draw:frame draw:style-name="gr6" draw:text-style-name="P4" draw:layer="layout" svg:width="3cm" svg:height="0.904cm" svg:x="33.611cm" svg:y="6.224cm">
          <draw:text-box>
            <text:p text:style-name="P4"><text:span text:style-name="T3">Maßstab:</text:span></text:p>
          </draw:text-box>
        </draw:frame>
        <draw:frame draw:style-name="gr7" draw:text-style-name="P4" draw:layer="layout" svg:width="2.473cm" svg:height="0.905cm" svg:x="33.582cm" svg:y="4.87cm">
          <draw:text-box>
            <text:p text:style-name="P4"><text:span text:style-name="T3">Datum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ff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07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örg Thomsen</meta:initial-creator>
    <meta:creation-date>2010-01-21T13:44:00.25</meta:creation-date>
    <dc:date>2011-03-11T11:39:12</dc:date>
    <meta:editing-duration>PT13H59M27S</meta:editing-duration>
    <meta:editing-cycles>70</meta:editing-cycles>
    <meta:generator>OpenOffice.org/3.2$Linux OpenOffice.org_project/320m19$Build-9505</meta:gener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